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1:13:32</meta:creation-date>
    <meta:generator>LibreOffice/3.5$Linux_x86 LibreOffice_project/350m1$Build-2</meta:generator>
    <dc:date>2014-02-17T19:05:56</dc:date>
    <dc:creator>Asus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